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053361" officeooo:paragraph-rsid="00053361"/>
    </style:style>
    <style:style style:name="P2" style:family="paragraph" style:parent-style-name="Standard">
      <style:text-properties fo:language="ru" fo:country="RU" officeooo:rsid="00062c08" officeooo:paragraph-rsid="00062c08"/>
    </style:style>
    <style:style style:name="P3" style:family="paragraph" style:parent-style-name="Standard">
      <style:text-properties fo:language="ru" fo:country="RU" officeooo:rsid="000952e6" officeooo:paragraph-rsid="000952e6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81bd0"/>
    </style:style>
    <style:style style:name="T3" style:family="text">
      <style:text-properties fo:language="de" fo:country="DE" officeooo:rsid="00081bd0"/>
    </style:style>
    <style:style style:name="T4" style:family="text">
      <style:text-properties officeooo:rsid="00081bd0"/>
    </style:style>
    <style:style style:name="T5" style:family="text">
      <style:text-properties officeooo:rsid="000952e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В центре таблица</text:p>
      <text:p text:style-name="P1">3 ря<text:span text:style-name="T5">д</text:span>а 4 колонки</text:p>
      <text:p text:style-name="P2">прозрачность<text:span text:style-name="T1"> <text:s/></text:span><text:span text:style-name="T2">background color </text:span><text:span text:style-name="T1"><text:s/></text:span><text:span text:style-name="T3">4 </text:span><text:span text:style-name="T4">параметр отвечет за прозрачность.</text:span></text:p>
      <text:p text:style-name="P3">В центре Белый с прозрачностью</text:p>
      <text:p text:style-name="P3"/>
      <text:p text:style-name="P2"/>
      <text:p text:style-name="P2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1-06-02T13:54:11.974000000</dc:date>
    <meta:editing-duration>PT2M18S</meta:editing-duration>
    <meta:editing-cycles>3</meta:editing-cycles>
    <meta:document-statistic meta:table-count="0" meta:image-count="0" meta:object-count="0" meta:page-count="1" meta:paragraph-count="4" meta:word-count="20" meta:character-count="129" meta:non-whitespace-character-count="111"/>
  </office:meta>
</office:document-meta>
</file>